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243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gt;MAX([.B2:.B18])*0.8" style:apply-style-name="cf1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80.5" table:formula="of:=SUM([.C2:.E2])*1.4" table:style-name="ce2">
            <text:p>80,5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32" table:formula="of:=[Тесты.B2]" table:style-name="ce1">
            <text:p>32</text:p>
          </table:table-cell>
          <table:table-cell office:value-type="float" office:value="25.5" table:formula="of:=[Лабы.B2]" table:style-name="ce1">
            <text:p>25,5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85.4" table:formula="of:=MAX([.$B$2:.$B$50])*0.8" table:style-name="ce1">
            <text:p>85,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" table:style-name="ce2">
            <text:p>0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0" table:formula="of:=[Тесты.B3]" table:style-name="ce1">
            <text:p>0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64.05" table:formula="of:=MAX([.$B$2:.$B$50])*0.6" table:style-name="ce1">
            <text:p>64,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2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21.35" table:formula="of:=MAX([.$B$2:.$B$50])*0.2" table:style-name="ce1">
            <text:p>21,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68.699999999999989" table:formula="of:=SUM([.C5:.E5])" table:style-name="ce2">
            <text:p>68,7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33" table:formula="of:=[Тесты.B5]" table:style-name="ce1">
            <text:p>33</text:p>
          </table:table-cell>
          <table:table-cell office:value-type="float" office:value="0" table:formula="of:=[Лабы.B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59.5" table:formula="of:=SUM([.C6:.E6])" table:style-name="ce2">
            <text:p>59,5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34" table:formula="of:=[Тесты.B6]" table:style-name="ce1">
            <text:p>34</text:p>
          </table:table-cell>
          <table:table-cell office:value-type="float" office:value="25.5" table:formula="of:=[Лабы.B6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([.C7:.E7])" table:style-name="ce2">
            <text:p>24</text:p>
          </table:table-cell>
          <table:table-cell office:value-type="float" office:value="0" table:formula="of:=[Сообщения.B7]" table:style-name="ce1">
            <text:p>0</text:p>
          </table:table-cell>
          <table:table-cell office:value-type="float" office:value="24" table:formula="of:=[Тесты.B7]" table:style-name="ce1">
            <text:p>24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75" table:formula="of:=SUM([.C8:.E8])" table:style-name="ce2">
            <text:p>75</text:p>
          </table:table-cell>
          <table:table-cell office:value-type="float" office:value="51" table:formula="of:=[Сообщения.B8]" table:style-name="ce1">
            <text:p>51</text:p>
          </table:table-cell>
          <table:table-cell office:value-type="float" office:value="24" table:formula="of:=[Тесты.B8]" table:style-name="ce1">
            <text:p>24</text:p>
          </table:table-cell>
          <table:table-cell office:value-type="float" office:value="0" table:formula="of:=[Лабы.B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56.849999999999994" table:formula="of:=SUM([.C9:.E9])" table:style-name="ce2">
            <text:p>56,85</text:p>
          </table:table-cell>
          <table:table-cell office:value-type="float" office:value="0" table:formula="of:=[Сообщения.B9]" table:style-name="ce1">
            <text:p>0</text:p>
          </table:table-cell>
          <table:table-cell office:value-type="float" office:value="39" table:formula="of:=[Тесты.B9]" table:style-name="ce1">
            <text:p>39</text:p>
          </table:table-cell>
          <table:table-cell office:value-type="float" office:value="17.849999999999998" table:formula="of:=[Лабы.B9]" table:style-name="ce1">
            <text:p>17,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41.5" table:formula="of:=SUM([.C10:.E10])" table:style-name="ce2">
            <text:p>41,5</text:p>
          </table:table-cell>
          <table:table-cell office:value-type="float" office:value="0" table:formula="of:=[Сообщения.B10]" table:style-name="ce1">
            <text:p>0</text:p>
          </table:table-cell>
          <table:table-cell office:value-type="float" office:value="16" table:formula="of:=[Тесты.B10]" table:style-name="ce1">
            <text:p>16</text:p>
          </table:table-cell>
          <table:table-cell office:value-type="float" office:value="25.5" table:formula="of:=[Лабы.B10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2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([.C12:.E12])" table:style-name="ce2">
            <text:p>16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16" table:formula="of:=[Тесты.B12]" table:style-name="ce1">
            <text:p>16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106.75" table:formula="of:=SUM([.C13:.E13])" table:style-name="ce2">
            <text:p>106,75</text:p>
          </table:table-cell>
          <table:table-cell office:value-type="float" office:value="40.799999999999997" table:formula="of:=[Сообщения.B13]" table:style-name="ce1">
            <text:p>40,8</text:p>
          </table:table-cell>
          <table:table-cell office:value-type="float" office:value="43" table:formula="of:=[Тесты.B13]" table:style-name="ce1">
            <text:p>43</text:p>
          </table:table-cell>
          <table:table-cell office:value-type="float" office:value="22.95" table:formula="of:=[Лабы.B13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44.95" table:formula="of:=SUM([.C14:.E14])" table:style-name="ce2">
            <text:p>44,9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22" table:formula="of:=[Тесты.B14]" table:style-name="ce1">
            <text:p>22</text:p>
          </table:table-cell>
          <table:table-cell office:value-type="float" office:value="22.95" table:formula="of:=[Лабы.B14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35.5" table:formula="of:=SUM([.C15:.E15])" table:style-name="ce2">
            <text:p>35,5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10" table:formula="of:=[Тесты.B15]" table:style-name="ce1">
            <text:p>10</text:p>
          </table:table-cell>
          <table:table-cell office:value-type="float" office:value="25.5" table:formula="of:=[Лабы.B15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49.098299999999995" table:formula="of:=SUM([.C16:.E16])" table:style-name="ce2">
            <text:p>49,0983</text:p>
          </table:table-cell>
          <table:table-cell office:value-type="float" office:value="0" table:formula="of:=[Сообщения.B16]" table:style-name="ce1">
            <text:p>0</text:p>
          </table:table-cell>
          <table:table-cell office:value-type="float" office:value="27" table:formula="of:=[Тесты.B16]" table:style-name="ce1">
            <text:p>27</text:p>
          </table:table-cell>
          <table:table-cell office:value-type="float" office:value="22.098299999999998" table:formula="of:=[Лабы.B16]" table:style-name="ce1">
            <text:p>22,09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([.C17:.E17])" table:style-name="ce2">
            <text:p>30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30" table:formula="of:=[Тесты.B17]" table:style-name="ce1">
            <text:p>30</text:p>
          </table:table-cell>
          <table:table-cell office:value-type="float" office:value="0" table:formula="of:=[Лабы.B1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2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2">
          <table:table-cell table:number-columns-repeated="16384"/>
        </table:table-row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32" table:formula="of:=SUMPRODUCT(([.C2:.Z2]&lt;&gt;&quot;&quot;)*(COUNTA([.$A$2:.$A$50]) - [.C2:.Z2] + 1))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PRODUCT(([.C3:.Z3]&lt;&gt;&quot;&quot;)*(COUNTA([.$A$2:.$A$50]) - [.C3:.Z3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3" table:formula="of:=SUMPRODUCT(([.C5:.Z5]&lt;&gt;&quot;&quot;)*(COUNTA([.$A$2:.$A$50]) - [.C5:.Z5] + 1))" table:style-name="ce1">
            <text:p>3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34" table:formula="of:=SUMPRODUCT(([.C6:.Z6]&lt;&gt;&quot;&quot;)*(COUNTA([.$A$2:.$A$50]) - [.C6:.Z6] + 1))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PRODUCT(([.C7:.Z7]&lt;&gt;&quot;&quot;)*(COUNTA([.$A$2:.$A$50]) - [.C7:.Z7] + 1))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24" table:formula="of:=SUMPRODUCT(([.C8:.Z8]&lt;&gt;&quot;&quot;)*(COUNTA([.$A$2:.$A$50]) - [.C8:.Z8] + 1))" table:style-name="ce1">
            <text:p>2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39" table:formula="of:=SUMPRODUCT(([.C9:.Z9]&lt;&gt;&quot;&quot;)*(COUNTA([.$A$2:.$A$50]) - [.C9:.Z9] + 1))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16" table:formula="of:=SUMPRODUCT(([.C10:.Z10]&lt;&gt;&quot;&quot;)*(COUNTA([.$A$2:.$A$50]) - [.C10:.Z10] + 1))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PRODUCT(([.C12:.Z12]&lt;&gt;&quot;&quot;)*(COUNTA([.$A$2:.$A$50]) - [.C12:.Z12] + 1))" table:style-name="ce1">
            <text:p>1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3" table:formula="of:=SUMPRODUCT(([.C13:.Z13]&lt;&gt;&quot;&quot;)*(COUNTA([.$A$2:.$A$50]) - [.C13:.Z13] + 1))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" table:formula="of:=SUMPRODUCT(([.C14:.Z14]&lt;&gt;&quot;&quot;)*(COUNTA([.$A$2:.$A$50]) - [.C14:.Z14] + 1))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10" table:formula="of:=SUMPRODUCT(([.C15:.Z15]&lt;&gt;&quot;&quot;)*(COUNTA([.$A$2:.$A$50]) - [.C15:.Z15] + 1))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7" table:formula="of:=SUMPRODUCT(([.C16:.Z16]&lt;&gt;&quot;&quot;)*(COUNTA([.$A$2:.$A$50]) - [.C16:.Z16] + 1))" table:style-name="ce1">
            <text:p>27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PRODUCT(([.C17:.Z17]&lt;&gt;&quot;&quot;)*(COUNTA([.$A$2:.$A$50]) - [.C17:.Z17] + 1))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51" table:formula="of:=SUM([.C8:.E8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0" table:formula="of:=SUM([.C9:.E9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0.799999999999997" table:formula="of:=SUM([.C13:.E13])*COUNTA([.$A$2:.$A$50])*0.6" table:style-name="ce1">
            <text:p>40,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0" table:formula="of:=SUM([.C16:.E1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25.5" table:formula="of:=SUM([.C2:.E2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0" table:formula="of:=SUM([.C5:.E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25.5" table:formula="of:=SUM([.C6:.E6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0" table:formula="of:=SUM([.C8:.E8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7.849999999999998" table:formula="of:=SUM([.C9:.E9])*COUNTA([.$A$2:.$A$50])*0.3" table:style-name="ce1">
            <text:p>17,85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25.5" table:formula="of:=SUM([.C10:.E10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22.95" table:formula="of:=SUM([.C13:.E13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.95" table:formula="of:=SUM([.C14:.E14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25.5" table:formula="of:=SUM([.C15:.E15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2.098299999999998" table:formula="of:=SUM([.C16:.E16])*COUNTA([.$A$2:.$A$50])*0.3" table:style-name="ce1">
            <text:p>22,0983</text:p>
          </table:table-cell>
          <table:table-cell office:value-type="float" office:value="4.3330000000000002" table:style-name="ce1">
            <text:p>4,3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3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E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Анисова Наташа</dc:creator>
    <meta:creation-date>2024-10-22T21:18:19Z</meta:creation-date>
    <dc:date>2024-11-01T14:19:01Z</dc:date>
    <meta:editing-cycles>5</meta:editing-cycles>
    <meta:editing-duration>PT759S</meta:editing-duration>
  </office:meta>
</office:document-meta>
</file>